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70c43" officeooo:paragraph-rsid="00070c43"/>
    </style:style>
    <style:style style:name="P2" style:family="paragraph" style:parent-style-name="Standard">
      <style:paragraph-properties fo:text-align="justify" style:justify-single-word="false"/>
      <style:text-properties officeooo:rsid="00070c43" officeooo:paragraph-rsid="00070c43"/>
    </style:style>
    <style:style style:name="P3" style:family="paragraph" style:parent-style-name="Standard">
      <style:paragraph-properties fo:text-align="justify" style:justify-single-word="false"/>
      <style:text-properties officeooo:rsid="0007f9fd" officeooo:paragraph-rsid="0007f9fd"/>
    </style:style>
    <style:style style:name="P4" style:family="paragraph" style:parent-style-name="Standard">
      <style:paragraph-properties fo:text-align="justify" style:justify-single-word="false"/>
      <style:text-properties officeooo:rsid="00083c6a" officeooo:paragraph-rsid="00083c6a"/>
    </style:style>
    <style:style style:name="P5" style:family="paragraph" style:parent-style-name="Standard">
      <style:paragraph-properties fo:text-align="justify" style:justify-single-word="false"/>
      <style:text-properties officeooo:rsid="0008e539" officeooo:paragraph-rsid="0008e539"/>
    </style:style>
    <style:style style:name="P6" style:family="paragraph" style:parent-style-name="Standard">
      <style:paragraph-properties fo:text-align="justify" style:justify-single-word="false"/>
      <style:text-properties officeooo:rsid="0009e250" officeooo:paragraph-rsid="0009e250"/>
    </style:style>
    <style:style style:name="P7" style:family="paragraph" style:parent-style-name="Standard">
      <style:paragraph-properties fo:text-align="justify" style:justify-single-word="false"/>
      <style:text-properties officeooo:rsid="000ad660" officeooo:paragraph-rsid="000ad660"/>
    </style:style>
    <style:style style:name="P8" style:family="paragraph" style:parent-style-name="Standard">
      <style:paragraph-properties fo:text-align="justify" style:justify-single-word="false"/>
      <style:text-properties officeooo:rsid="000ba8d4" officeooo:paragraph-rsid="000ba8d4"/>
    </style:style>
    <style:style style:name="T1" style:family="text">
      <style:text-properties officeooo:rsid="0007f9fd"/>
    </style:style>
    <style:style style:name="T2" style:family="text">
      <style:text-properties officeooo:rsid="00083c6a"/>
    </style:style>
    <style:style style:name="T3" style:family="text">
      <style:text-properties officeooo:rsid="0008e539"/>
    </style:style>
    <style:style style:name="T4" style:family="text">
      <style:text-properties officeooo:rsid="0009e250"/>
    </style:style>
    <style:style style:name="T5" style:family="text">
      <style:text-properties officeooo:rsid="000ad6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리눅스 스터디 9장 소프트웨어 관리하기</text:p>
      <text:p text:style-name="P2"/>
      <text:p text:style-name="P2">1. funnylinux_93.09-1.8_i386.deb 패키지가 담고 있는 정보를 모두 써라</text:p>
      <text:p text:style-name="P2"/>
      <text:p text:style-name="P2"/>
      <text:p text:style-name="P2"/>
      <text:p text:style-name="P2">2. <text:s/><text:span text:style-name="T1">look 프로그램이 포함된 패키지 이름을 써라. 그리고 사용한 명령을 모두 나열하라.</text:span></text:p>
      <text:p text:style-name="P2"/>
      <text:p text:style-name="P2"/>
      <text:p text:style-name="P2"/>
      <text:p text:style-name="P3">3. apt-cache 명령어를 이용하여 ar 프로그램이 포함 되어있는 패키지의 간단한 설명을 검색하는 방법은? 사용된 명령어를 모두 나열하라.</text:p>
      <text:p text:style-name="P3"/>
      <text:p text:style-name="P3"/>
      <text:p text:style-name="P3"/>
      <text:p text:style-name="P3">4. <text:span text:style-name="T2">ruby 패키지를 설치하고 설치되는 rubygems.rb 파일의 경로를 찾아 써라. 사용하는 명령을 모두 나열하라.</text:span></text:p>
      <text:p text:style-name="P3"/>
      <text:p text:style-name="P4"/>
      <text:p text:style-name="P4">5. 설치한 패키지들이 저장되는 곳의 경로를 쓰고 다운로드 된 모든 패키지를 일괄 삭제하기 위한 명령을 써라.</text:p>
      <text:p text:style-name="P4"/>
      <text:p text:style-name="P4"/>
      <text:p text:style-name="P4"/>
      <text:p text:style-name="P5">6. <text:s/>홈 디렉터리에 <text:span text:style-name="T4">linux 디렉터리를 만들고 그 안에 home.txt, house.txt 를 만든다.</text:span></text:p>
      <text:p text:style-name="P5">그리고 <text:span text:style-name="T4">linux.tar라는 아카이브를 생성하라.</text:span></text:p>
      <text:p text:style-name="P6"/>
      <text:p text:style-name="P6"/>
      <text:p text:style-name="P6">7. <text:s/>touch house.txt 명령을 사용하고 아카이브 업데이트 명령을 사용 하면 어떤 것이 출력되고 그 의미는 무엇인가? 사용한 명령도 써라.</text:p>
      <text:p text:style-name="P6"/>
      <text:p text:style-name="P6"/>
      <text:p text:style-name="P6"/>
      <text:p text:style-name="P6">8. linux.tar 을 압축하고 이 압축 파일의 내용을 출력하는 방법 2가지를 써라.</text:p>
      <text:p text:style-name="P6"/>
      <text:p text:style-name="P6"/>
      <text:p text:style-name="P6"/>
      <text:p text:style-name="P6">9. <text:span text:style-name="T5">make 명령을 수행하고 그 결과를 써라. / 생성되는 파일을 실행하면 어떻게 되는가?</text:span></text:p>
      <text:p text:style-name="P6"/>
      <text:p text:style-name="P7"/>
      <text:p text:style-name="P3"/>
      <text:p text:style-name="P2"/>
      <text:p text:style-name="P7">10. one.c 파일의 두번째 printf함수를 징고 다시 make 명령을 수행하면 어떻게 되는가?</text:p>
      <text:p text:style-name="P7"/>
      <text:p text:style-name="P8"/>
      <text:p text:style-name="P8"/>
      <text:p text:style-name="P8">11. makefile의 내용이 의미하는 바는?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22:01:59.080449721</meta:creation-date>
    <dc:date>2016-05-21T23:51:00.609140503</dc:date>
    <meta:editing-duration>PT9M14S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409" meta:character-count="684" meta:non-whitespace-character-count="545"/>
  </office:meta>
</office:document-meta>
</file>